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901d" officeooo:paragraph-rsid="001f901d"/>
    </style:style>
    <style:style style:name="P2" style:family="paragraph" style:parent-style-name="Standard">
      <style:text-properties officeooo:rsid="001ff194" officeooo:paragraph-rsid="001ff194"/>
    </style:style>
    <style:style style:name="P3" style:family="paragraph" style:parent-style-name="Standard">
      <style:text-properties officeooo:rsid="0020dc8b" officeooo:paragraph-rsid="0020dc8b"/>
    </style:style>
    <style:style style:name="P4" style:family="paragraph" style:parent-style-name="Standard">
      <style:text-properties officeooo:rsid="0020fb86" officeooo:paragraph-rsid="0020fb86"/>
    </style:style>
    <style:style style:name="P5" style:family="paragraph" style:parent-style-name="Standard">
      <style:text-properties officeooo:rsid="0020fb86" officeooo:paragraph-rsid="00215355"/>
    </style:style>
    <style:style style:name="P6" style:family="paragraph" style:parent-style-name="Standard">
      <style:text-properties officeooo:rsid="00215355" officeooo:paragraph-rsid="00215355"/>
    </style:style>
    <style:style style:name="P7" style:family="paragraph" style:parent-style-name="Standard">
      <style:text-properties officeooo:rsid="00232cd9" officeooo:paragraph-rsid="00232cd9"/>
    </style:style>
    <style:style style:name="P8" style:family="paragraph" style:parent-style-name="Standard">
      <style:text-properties officeooo:rsid="0023965a" officeooo:paragraph-rsid="0023965a"/>
    </style:style>
    <style:style style:name="P9" style:family="paragraph" style:parent-style-name="Standard">
      <style:text-properties officeooo:rsid="00245378" officeooo:paragraph-rsid="00245378"/>
    </style:style>
    <style:style style:name="P10" style:family="paragraph" style:parent-style-name="Standard">
      <style:text-properties officeooo:rsid="00247ee0" officeooo:paragraph-rsid="00245378"/>
    </style:style>
    <style:style style:name="P11" style:family="paragraph" style:parent-style-name="Standard">
      <style:text-properties officeooo:rsid="00247ee0" officeooo:paragraph-rsid="00247ee0"/>
    </style:style>
    <style:style style:name="P12" style:family="paragraph" style:parent-style-name="Standard">
      <style:text-properties officeooo:rsid="0024c68c" officeooo:paragraph-rsid="0024c68c"/>
    </style:style>
    <style:style style:name="P13" style:family="paragraph" style:parent-style-name="Standard">
      <style:text-properties officeooo:rsid="002609ba" officeooo:paragraph-rsid="002609ba"/>
    </style:style>
    <style:style style:name="P1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609ba" officeooo:paragraph-rsid="002609ba"/>
    </style:style>
    <style:style style:name="P15" style:family="paragraph" style:parent-style-name="Standard">
      <style:text-properties officeooo:rsid="002609ba" officeooo:paragraph-rsid="002609ba"/>
    </style:style>
    <style:style style:name="P16" style:family="paragraph" style:parent-style-name="Standard">
      <style:text-properties officeooo:rsid="00317c7f" officeooo:paragraph-rsid="00317c7f"/>
    </style:style>
    <style:style style:name="P17" style:family="paragraph" style:parent-style-name="Standard">
      <style:text-properties officeooo:rsid="00318880" officeooo:paragraph-rsid="00318880"/>
    </style:style>
    <style:style style:name="P18" style:family="paragraph" style:parent-style-name="Standard">
      <style:text-properties officeooo:rsid="00333f4f" officeooo:paragraph-rsid="00333f4f"/>
    </style:style>
    <style:style style:name="P19" style:family="paragraph" style:parent-style-name="Standard">
      <style:text-properties officeooo:rsid="00344859" officeooo:paragraph-rsid="00344859"/>
    </style:style>
    <style:style style:name="P20" style:family="paragraph" style:parent-style-name="Standard">
      <style:text-properties officeooo:rsid="0034ef29" officeooo:paragraph-rsid="0034ef29"/>
    </style:style>
    <style:style style:name="P21" style:family="paragraph" style:parent-style-name="Standard">
      <style:text-properties officeooo:rsid="003831ad" officeooo:paragraph-rsid="003831ad"/>
    </style:style>
    <style:style style:name="P22" style:family="paragraph" style:parent-style-name="Standard">
      <style:text-properties officeooo:rsid="003a1688" officeooo:paragraph-rsid="003a1688"/>
    </style:style>
    <style:style style:name="P23" style:family="paragraph" style:parent-style-name="Standard">
      <style:text-properties officeooo:rsid="003ff32c" officeooo:paragraph-rsid="003ff32c"/>
    </style:style>
    <style:style style:name="P24" style:family="paragraph" style:parent-style-name="Standard">
      <style:text-properties officeooo:rsid="0041146f" officeooo:paragraph-rsid="0041146f"/>
    </style:style>
    <style:style style:name="P25" style:family="paragraph" style:parent-style-name="Standard">
      <style:text-properties officeooo:rsid="0042baa1" officeooo:paragraph-rsid="0042baa1"/>
    </style:style>
    <style:style style:name="P26" style:family="paragraph" style:parent-style-name="Standard">
      <style:text-properties officeooo:rsid="0042baa1" officeooo:paragraph-rsid="0044216a"/>
    </style:style>
    <style:style style:name="P27" style:family="paragraph" style:parent-style-name="Standard">
      <style:text-properties officeooo:rsid="0044216a" officeooo:paragraph-rsid="0044216a"/>
    </style:style>
    <style:style style:name="P28" style:family="paragraph" style:parent-style-name="Standard">
      <style:text-properties officeooo:rsid="0045c1ff" officeooo:paragraph-rsid="0045c1ff"/>
    </style:style>
    <style:style style:name="P29" style:family="paragraph" style:parent-style-name="Standard">
      <style:text-properties officeooo:rsid="004709a1" officeooo:paragraph-rsid="004709a1"/>
    </style:style>
    <style:style style:name="P30" style:family="paragraph" style:parent-style-name="Standard">
      <style:text-properties officeooo:rsid="004943c1" officeooo:paragraph-rsid="004943c1"/>
    </style:style>
    <style:style style:name="P31" style:family="paragraph" style:parent-style-name="Standard">
      <style:text-properties officeooo:rsid="004b7e7b" officeooo:paragraph-rsid="004b7e7b"/>
    </style:style>
    <style:style style:name="P32" style:family="paragraph" style:parent-style-name="Standard">
      <style:text-properties officeooo:rsid="004cc0a9" officeooo:paragraph-rsid="004cc0a9"/>
    </style:style>
    <style:style style:name="P33" style:family="paragraph" style:parent-style-name="Standard">
      <style:text-properties officeooo:rsid="00502578" officeooo:paragraph-rsid="00502578"/>
    </style:style>
    <style:style style:name="P34" style:family="paragraph" style:parent-style-name="Standard">
      <style:text-properties officeooo:rsid="0052208c" officeooo:paragraph-rsid="0052208c"/>
    </style:style>
    <style:style style:name="P35" style:family="paragraph" style:parent-style-name="Standard">
      <style:text-properties officeooo:rsid="00539656" officeooo:paragraph-rsid="00539656"/>
    </style:style>
    <style:style style:name="P36" style:family="paragraph" style:parent-style-name="Standard">
      <style:text-properties officeooo:rsid="005447b6" officeooo:paragraph-rsid="005447b6"/>
    </style:style>
    <style:style style:name="P37" style:family="paragraph" style:parent-style-name="Standard">
      <style:text-properties officeooo:rsid="005556f9" officeooo:paragraph-rsid="005556f9"/>
    </style:style>
    <style:style style:name="P38" style:family="paragraph" style:parent-style-name="Standard">
      <style:text-properties officeooo:rsid="0056dca0" officeooo:paragraph-rsid="0056dca0"/>
    </style:style>
    <style:style style:name="P39" style:family="paragraph" style:parent-style-name="Standard">
      <style:text-properties officeooo:rsid="0062dea2" officeooo:paragraph-rsid="0062dea2"/>
    </style:style>
    <style:style style:name="P40" style:family="paragraph" style:parent-style-name="Standard">
      <style:text-properties officeooo:rsid="0064988b" officeooo:paragraph-rsid="0064988b"/>
    </style:style>
    <style:style style:name="P41" style:family="paragraph" style:parent-style-name="Standard">
      <style:text-properties officeooo:rsid="006946fb" officeooo:paragraph-rsid="006946fb"/>
    </style:style>
    <style:style style:name="P42" style:family="paragraph" style:parent-style-name="Standard">
      <style:text-properties officeooo:rsid="006946fb" officeooo:paragraph-rsid="00698a54"/>
    </style:style>
    <style:style style:name="P43" style:family="paragraph" style:parent-style-name="Standard">
      <style:text-properties officeooo:rsid="00698a54" officeooo:paragraph-rsid="00698a54"/>
    </style:style>
    <style:style style:name="P44" style:family="paragraph" style:parent-style-name="Standard">
      <style:text-properties officeooo:rsid="006ac4f3" officeooo:paragraph-rsid="006ac4f3"/>
    </style:style>
    <style:style style:name="P45" style:family="paragraph" style:parent-style-name="Standard">
      <style:text-properties officeooo:rsid="006ca6b2" officeooo:paragraph-rsid="006ca6b2"/>
    </style:style>
    <style:style style:name="P46" style:family="paragraph" style:parent-style-name="Standard">
      <style:text-properties officeooo:rsid="0078b397" officeooo:paragraph-rsid="0078b397"/>
    </style:style>
    <style:style style:name="P47" style:family="paragraph" style:parent-style-name="Standard">
      <style:text-properties officeooo:rsid="00799730" officeooo:paragraph-rsid="00799730"/>
    </style:style>
    <style:style style:name="P48" style:family="paragraph" style:parent-style-name="Standard">
      <style:text-properties officeooo:rsid="007ec8f1" officeooo:paragraph-rsid="007ec8f1"/>
    </style:style>
    <style:style style:name="P49" style:family="paragraph" style:parent-style-name="Standard">
      <style:text-properties officeooo:rsid="00826708" officeooo:paragraph-rsid="00826708"/>
    </style:style>
    <style:style style:name="P50" style:family="paragraph" style:parent-style-name="Standard">
      <style:text-properties officeooo:rsid="00834a2e" officeooo:paragraph-rsid="00834a2e"/>
    </style:style>
    <style:style style:name="P51" style:family="paragraph" style:parent-style-name="Standard">
      <style:text-properties officeooo:rsid="0087072c" officeooo:paragraph-rsid="0087072c"/>
    </style:style>
    <style:style style:name="P52" style:family="paragraph" style:parent-style-name="Standard">
      <style:text-properties officeooo:rsid="008bbb3e" officeooo:paragraph-rsid="008bbb3e"/>
    </style:style>
    <style:style style:name="P53" style:family="paragraph" style:parent-style-name="Standard">
      <style:text-properties officeooo:rsid="0099b198" officeooo:paragraph-rsid="0099b198"/>
    </style:style>
    <style:style style:name="P54" style:family="paragraph" style:parent-style-name="Standard">
      <style:text-properties officeooo:rsid="009bc334" officeooo:paragraph-rsid="009bc334"/>
    </style:style>
    <style:style style:name="P55" style:family="paragraph" style:parent-style-name="Standard">
      <style:text-properties officeooo:rsid="00a01bd3" officeooo:paragraph-rsid="00a01bd3"/>
    </style:style>
    <style:style style:name="P56" style:family="paragraph" style:parent-style-name="Standard">
      <style:text-properties officeooo:rsid="00a01bd3" officeooo:paragraph-rsid="00a850e1"/>
    </style:style>
    <style:style style:name="P57" style:family="paragraph" style:parent-style-name="Standard">
      <style:text-properties officeooo:rsid="00a776fe" officeooo:paragraph-rsid="00a776fe"/>
    </style:style>
    <style:style style:name="P58" style:family="paragraph" style:parent-style-name="Standard">
      <style:text-properties officeooo:rsid="00a850e1" officeooo:paragraph-rsid="00a850e1"/>
    </style:style>
    <style:style style:name="P59" style:family="paragraph" style:parent-style-name="Standard">
      <style:text-properties officeooo:rsid="00ac9788" officeooo:paragraph-rsid="00ac9788"/>
    </style:style>
    <style:style style:name="P60" style:family="paragraph" style:parent-style-name="Standard">
      <style:text-properties officeooo:rsid="00ae2728" officeooo:paragraph-rsid="00ae2728"/>
    </style:style>
    <style:style style:name="T1" style:family="text">
      <style:text-properties officeooo:rsid="001ff194"/>
    </style:style>
    <style:style style:name="T2" style:family="text">
      <style:text-properties officeooo:rsid="0020fb86"/>
    </style:style>
    <style:style style:name="T3" style:family="text">
      <style:text-properties officeooo:rsid="00215355"/>
    </style:style>
    <style:style style:name="T4" style:family="text">
      <style:text-properties officeooo:rsid="0023965a"/>
    </style:style>
    <style:style style:name="T5" style:family="text">
      <style:text-properties officeooo:rsid="00247ee0"/>
    </style:style>
    <style:style style:name="T6" style:family="text">
      <style:text-properties officeooo:rsid="0024c68c"/>
    </style:style>
    <style:style style:name="T7" style:family="text">
      <style:text-properties officeooo:rsid="002b3ce5"/>
    </style:style>
    <style:style style:name="T8" style:family="text">
      <style:text-properties officeooo:rsid="00333f4f"/>
    </style:style>
    <style:style style:name="T9" style:family="text">
      <style:text-properties officeooo:rsid="0034ef29"/>
    </style:style>
    <style:style style:name="T10" style:family="text">
      <style:text-properties officeooo:rsid="0036ae9d"/>
    </style:style>
    <style:style style:name="T11" style:family="text">
      <style:text-properties officeooo:rsid="003831ad"/>
    </style:style>
    <style:style style:name="T12" style:family="text">
      <style:text-properties officeooo:rsid="0041146f"/>
    </style:style>
    <style:style style:name="T13" style:family="text">
      <style:text-properties officeooo:rsid="0047e79b"/>
    </style:style>
    <style:style style:name="T14" style:family="text">
      <style:text-properties officeooo:rsid="004b7e7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b7e7b" style:font-weight-asian="bold" style:font-weight-complex="bold"/>
    </style:style>
    <style:style style:name="T17" style:family="text">
      <style:text-properties fo:font-weight="bold" officeooo:rsid="00b1873d" style:font-weight-asian="bold" style:font-weight-complex="bold"/>
    </style:style>
    <style:style style:name="T18" style:family="text">
      <style:text-properties officeooo:rsid="004d6a12"/>
    </style:style>
    <style:style style:name="T19" style:family="text">
      <style:text-properties officeooo:rsid="005129fa"/>
    </style:style>
    <style:style style:name="T20" style:family="text">
      <style:text-properties officeooo:rsid="0056dca0"/>
    </style:style>
    <style:style style:name="T21" style:family="text">
      <style:text-properties officeooo:rsid="005904f9"/>
    </style:style>
    <style:style style:name="T22" style:family="text">
      <style:text-properties officeooo:rsid="005bb918"/>
    </style:style>
    <style:style style:name="T23" style:family="text">
      <style:text-properties officeooo:rsid="005dcb9c"/>
    </style:style>
    <style:style style:name="T24" style:family="text">
      <style:text-properties officeooo:rsid="006813fc"/>
    </style:style>
    <style:style style:name="T25" style:family="text">
      <style:text-properties officeooo:rsid="0074bd19"/>
    </style:style>
    <style:style style:name="T26" style:family="text">
      <style:text-properties officeooo:rsid="007a7bef"/>
    </style:style>
    <style:style style:name="T27" style:family="text">
      <style:text-properties officeooo:rsid="007c2d8c"/>
    </style:style>
    <style:style style:name="T28" style:family="text">
      <style:text-properties officeooo:rsid="0081f4b3"/>
    </style:style>
    <style:style style:name="T29" style:family="text">
      <style:text-properties officeooo:rsid="00826708"/>
    </style:style>
    <style:style style:name="T30" style:family="text">
      <style:text-properties officeooo:rsid="00827f80"/>
    </style:style>
    <style:style style:name="T31" style:family="text">
      <style:text-properties officeooo:rsid="008479f0"/>
    </style:style>
    <style:style style:name="T32" style:family="text">
      <style:text-properties officeooo:rsid="0089e121"/>
    </style:style>
    <style:style style:name="T33" style:family="text">
      <style:text-properties officeooo:rsid="00a1a56f"/>
    </style:style>
    <style:style style:name="T34" style:family="text">
      <style:text-properties officeooo:rsid="00a93e3e"/>
    </style:style>
    <style:style style:name="T35" style:family="text">
      <style:text-properties officeooo:rsid="00ad97f3"/>
    </style:style>
    <style:style style:name="T36" style:family="text">
      <style:text-properties fo:font-weight="normal" officeooo:rsid="00b1873d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isten islam – newbie eurobeat songwriter</text:p>
      <text:p text:style-name="P1"/>
      <text:p text:style-name="P1">bot writes songs about car racing and attaches a car image randomly</text:p>
      <text:p text:style-name="P1">used markovify of 2 different corpuses and mixed in some internet/starwars lyrics.</text:p>
      <text:p text:style-name="P2">Globbed for images</text:p>
      <text:p text:style-name="P1">Used a combination of state sizes (1 or 2 alternatingly)</text:p>
      <text:p text:style-name="P1">implemented timeout if tweeting took too long to restart.</text:p>
      <text:p text:style-name="P1">Bot randomly selects an introduction and sometimes judges his quality. (randomly)</text:p>
      <text:p text:style-name="P4">littlebit wordy - slides</text:p>
      <text:p text:style-name="P1"/>
      <text:p text:style-name="P1">(A-/<text:span text:style-name="T2">A</text:span>)</text:p>
      <text:p text:style-name="P1"/>
      <text:p text:style-name="P1"/>
      <text:p text:style-name="P1"><text:span text:style-name="T1">Eli Yale </text:span>- Twitter movie critic</text:p>
      <text:p text:style-name="P1"/>
      <text:p text:style-name="P1">markovify on <text:span text:style-name="T1">older </text:span>movie reviews</text:p>
      <text:p text:style-name="P2">took user comments in groups of negative and positive groups.</text:p>
      <text:p text:style-name="P2">Used openmoviedb, themoviedatabase, nltk</text:p>
      <text:p text:style-name="P2">replaced proper nouns from comments/reviews with proper nouns from a chosen movie to critique</text:p>
      <text:p text:style-name="P2">added hashtag of critiqued movie</text:p>
      <text:p text:style-name="P2">struggles to maintain coherency.</text:p>
      <text:p text:style-name="P2">Positive or negative judgement averaged from 3 random commenters.</text:p>
      <text:p text:style-name="P2"/>
      <text:p text:style-name="P3">(A-?)</text:p>
      <text:p text:style-name="P2"/>
      <text:p text:style-name="P2"/>
      <text:p text:style-name="P2">Kelly Ouye – Fake trump bot</text:p>
      <text:p text:style-name="P2"/>
      <text:p text:style-name="P3">Creative presentation</text:p>
      <text:p text:style-name="P3">engaged well with audience, (trump or frump?)</text:p>
      <text:p text:style-name="P3">Scraped trumps twitter, preprocessed to remove unwanted stuff (join/split/find)</text:p>
      <text:p text:style-name="P3">Markovify state 3</text:p>
      <text:p text:style-name="P3">often exceeds text limit</text:p>
      <text:p text:style-name="P4">good slide density</text:p>
      <text:p text:style-name="P4"/>
      <text:p text:style-name="P3">(A)</text:p>
      <text:p text:style-name="P3"/>
      <text:p text:style-name="P3">Connor Carraher – Fake news bot</text:p>
      <text:p text:style-name="P3"/>
      <text:p text:style-name="P3">Generates news headlines with related gifs and hashtags</text:p>
      <text:p text:style-name="P3">Markovify, UCI machine learning headlines from 2014 focusing on obama, microsoft, and economy</text:p>
      <text:p text:style-name="P3">also scrapes google news api</text:p>
      <text:p text:style-name="P4">great slides</text:p>
      <text:p text:style-name="P4">can create politically or other negative tweets</text:p>
      <text:p text:style-name="P4">replaced obama with trump</text:p>
      <text:p text:style-name="P4">used giphy for gif and hashtag selection using the longest word in the generated sentence.</text:p>
      <text:p text:style-name="P4"/>
      <text:p text:style-name="P4"/>
      <text:p text:style-name="P4"/>
      <text:p text:style-name="P4"><text:soft-page-break/></text:p>
      <text:p text:style-name="P4">Caitlin <text:s/>- Abraham J. Lincoln <text:span text:style-name="T5">bot</text:span></text:p>
      <text:p text:style-name="P4"/>
      <text:p text:style-name="P4">Linking trump and Lincoln speeches/tweets</text:p>
      <text:p text:style-name="P4">challenges with tweeting at celebrities and politicians.</text:p>
      <text:p text:style-name="P5">Challenges with connected <text:span text:style-name="T3">corpuses generating nonsense or distinctly one or the other.</text:span></text:p>
      <text:p text:style-name="P5">Connected short markovified sentences of each <text:span text:style-name="T3">distinct corpus worked better.</text:span></text:p>
      <text:p text:style-name="P6">Both Co-creative and automated tweeting mmodes</text:p>
      <text:p text:style-name="P6">Got fake celebritiy bot followers.</text:p>
      <text:p text:style-name="P6"/>
      <text:p text:style-name="P7">(A-/<text:span text:style-name="T5">A?</text:span>)</text:p>
      <text:p text:style-name="P6"/>
      <text:p text:style-name="P6"/>
      <text:p text:style-name="P6">Ben Brown - Art weather bot</text:p>
      <text:p text:style-name="P6"/>
      <text:p text:style-name="P7">(unique!)</text:p>
      <text:p text:style-name="P6">Creative idea!</text:p>
      <text:p text:style-name="P6">Takes current weather data and creates abstract (mandala-like) images.</text:p>
      <text:p text:style-name="P6">Yahoo weather API, used weather data to generate images</text:p>
      <text:p text:style-name="P6">Python Turtle Graphics to draw onto canvasvg module</text:p>
      <text:p text:style-name="P6">(could speak a little louder)</text:p>
      <text:p text:style-name="P6"/>
      <text:p text:style-name="P6">(A+)</text:p>
      <text:p text:style-name="P7"/>
      <text:p text:style-name="P6"/>
      <text:p text:style-name="P7">Victor Yu - WeatherBot</text:p>
      <text:p text:style-name="P6"/>
      <text:p text:style-name="P7">Markovified weather forecasts </text:p>
      <text:p text:style-name="P7">Tweets weather about a randomly selected american city</text:p>
      <text:p text:style-name="P7">Attaches image for selected city va google search</text:p>
      <text:p text:style-name="P7">Yahoo weather api &amp; Google image download</text:p>
      <text:p text:style-name="P7">challenges with parsing JSON</text:p>
      <text:p text:style-name="P7">Character limit prevented forcast for several days</text:p>
      <text:p text:style-name="P7">bot Sometimes generates fake news</text:p>
      <text:p text:style-name="P7">Sometimes grabs images of non-cities when search term is more popular for something else.</text:p>
      <text:p text:style-name="P7"/>
      <text:p text:style-name="P7">(A-?)</text:p>
      <text:p text:style-name="P7"/>
      <text:p text:style-name="P7">Abhay Varshney – Intelligent <text:span text:style-name="T4">(trending) </text:span>twitterbot</text:p>
      <text:p text:style-name="P7"/>
      <text:p text:style-name="P7">looks for trends, grabs tweets to markovify from</text:p>
      <text:p text:style-name="P7">Coded in JS instead of python!</text:p>
      <text:p text:style-name="P7">Preprocesses to prevent duplicated tweets or unoriginal tweets</text:p>
      <text:p text:style-name="P7">Google transelates to English</text:p>
      <text:p text:style-name="P7">Bad-word filter</text:p>
      <text:p text:style-name="P8">Used wikipedia to get more data, JS api could only return limited data.</text:p>
      <text:p text:style-name="P8">Challenges with collecting data.</text:p>
      <text:p text:style-name="P6"/>
      <text:p text:style-name="P9">(B+)</text:p>
      <text:p text:style-name="P9"><text:soft-page-break/>Ilyas – Twitterbot</text:p>
      <text:p text:style-name="P9"/>
      <text:p text:style-name="P11">(started as a rhymebot – changed ideas after challenges)</text:p>
      <text:p text:style-name="P9">Creates Haikus from trump tweets</text:p>
      <text:p text:style-name="P9">Markovify train on tweets</text:p>
      <text:p text:style-name="P9">Haikubotto to generate haikus</text:p>
      <text:p text:style-name="P9">Challenges with scraping for tweets. </text:p>
      <text:p text:style-name="P9"/>
      <text:p text:style-name="P9">(B+/A-?)</text:p>
      <text:p text:style-name="P9"/>
      <text:p text:style-name="P9"/>
      <text:p text:style-name="P9">Steven Hu – QuoteBot</text:p>
      <text:p text:style-name="P10"/>
      <text:p text:style-name="P9">Tried to make haiku bot but endedup making a quote bot <text:span text:style-name="T5">after challenges</text:span></text:p>
      <text:p text:style-name="P9"><text:span text:style-name="T5">attempted to </text:span>create a humorbot, <text:span text:style-name="T5">but had many challenges.</text:span></text:p>
      <text:p text:style-name="P9">samples from web (brainyquotes, and roman stories)</text:p>
      <text:p text:style-name="P9">Manually selected / constructed corpus!</text:p>
      <text:p text:style-name="P9">Randomly generates 1-4 sentences, markovify state 3</text:p>
      <text:p text:style-name="P9"/>
      <text:p text:style-name="P9">(B?)</text:p>
      <text:p text:style-name="P9"/>
      <text:p text:style-name="P9"/>
      <text:p text:style-name="P11">Matt K – BadCountrySong</text:p>
      <text:p text:style-name="P11"/>
      <text:p text:style-name="P11">Scraped some of the worst country songs and markovified lyrics</text:p>
      <text:p text:style-name="P11">Lacking in slides</text:p>
      <text:p text:style-name="P11">smallish corpus</text:p>
      <text:p text:style-name="P11">state size 1 struggles with coherency</text:p>
      <text:p text:style-name="P11">great idea, lacking a little in implementation</text:p>
      <text:p text:style-name="P11"/>
      <text:p text:style-name="P11">(<text:span text:style-name="T6">C/C+/</text:span>B-?)</text:p>
      <text:p text:style-name="P11"/>
      <text:p text:style-name="P11"/>
      <text:p text:style-name="P11">Derek Hu – Intelligent TwitterBot / Trump x Kanye bot</text:p>
      <text:p text:style-name="P11"/>
      <text:p text:style-name="P11">idea <text:s/>- with kanye running for president, who supports trump – what if he tweeted as a presidet?</text:p>
      <text:p text:style-name="P11">Used Markovify, twitter scraper + regex</text:p>
      <text:p text:style-name="P11">used tweets, speeches, and song lyrics.</text:p>
      <text:p text:style-name="P11">Combined 4 markov models <text:span text:style-name="T6">via markovify api, markov.combine with emphasis on kanyes tweets over songs.</text:span></text:p>
      <text:p text:style-name="P12">Challenges with creating hybrid tweets – some sound too much like one or the other</text:p>
      <text:p text:style-name="P17">(A-?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7">Chris Yates</text:span> - A poetic bot</text:p>
      <text:p text:style-name="P13"/>
      <text:p text:style-name="P13">markovified Heart_darkness text</text:p>
      <text:p text:style-name="P13">added random preselected hashtags to tweets</text:p>
      <text:p text:style-name="P13">Uses Abcb rhyming scheme.</text:p>
      <text:p text:style-name="P13">Used markovify and pronouncing to generate until rhyming words was found.</text:p>
      <text:p text:style-name="P13">Challenges dealing with occasional time required for generation </text:p>
      <text:p text:style-name="P17">(A)</text:p>
      <text:p text:style-name="P13"/>
      <text:p text:style-name="P13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6">Collin Walther – RealtalkCrypto</text:p>
      <text:p text:style-name="P16"/>
      <text:p text:style-name="P16">imitates sentences from reddit/r/cryptocurrency</text:p>
      <text:p text:style-name="P16">- immitates nonsense people talking about crypto do</text:p>
      <text:p text:style-name="P16">- trained on top 900 (136k words)</text:p>
      <text:p text:style-name="P16">- occasional (1/5) emotional option – includes emoji’s based on sentiment</text:p>
      <text:p text:style-name="P16"/>
      <text:p text:style-name="P16">Reddit Api, Markovify(state = 3), textblob(sentiment analysis)</text:p>
      <text:p text:style-name="P17"/>
      <text:p text:style-name="P17">(A-/A?)</text:p>
      <text:p text:style-name="P13"/>
      <text:p text:style-name="P17">Colby Harper – Tooliot</text:p>
      <text:p text:style-name="P17"/>
      <text:p text:style-name="P17">posts (starwars) prequel memes with original caps</text:p>
      <text:p text:style-name="P17">scraped from reddit/r/prequel memes (420k words)</text:p>
      <text:p text:style-name="P17">tweepy, reddit api wrapper (PRAW), markovify(state=4), AWS to host bot</text:p>
      <text:p text:style-name="P17">pulled images from ‘hot’ section</text:p>
      <text:p text:style-name="P17">markovify for titles</text:p>
      <text:p text:style-name="P17">does not general duplicate memes</text:p>
      <text:p text:style-name="P17"/>
      <text:p text:style-name="P17">challenges: <text:s/>did not extrapolate well into general memes, so picked prequel genre and much better results, <text:span text:style-name="T8">(occasionally printed profanity)</text:span></text:p>
      <text:p text:style-name="P13"/>
      <text:p text:style-name="P17">(A+)</text:p>
      <text:p text:style-name="P13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><text:soft-page-break/></text:p>
      <text:p text:style-name="P18">Phi - Fake Trump </text:p>
      <text:p text:style-name="P13"/>
      <text:p text:style-name="P18">scraped from Trump twitter archive </text:p>
      <text:p text:style-name="P18">markovify</text:p>
      <text:p text:style-name="P18"/>
      <text:p text:style-name="P18">challenges/approach:</text:p>
      <text:p text:style-name="P18">make short sentences struggled with grammar</text:p>
      <text:p text:style-name="P18">make sentences (state2) had more success and had more links</text:p>
      <text:p text:style-name="P18">tried state3,4,5 for slightly better grammar with diminishing returns</text:p>
      <text:p text:style-name="P18">used/converted from JSON</text:p>
      <text:p text:style-name="P18">POSified text (state2) worked better but still not perfect.</text:p>
      <text:p text:style-name="P18">POSified text uses nltk and regular expression.</text:p>
      <text:p text:style-name="P18">good introspective analysis of tweets</text:p>
      <text:p text:style-name="P13"/>
      <text:p text:style-name="P19">(A-/A?) - was good but couldve been more?</text:p>
      <text:p text:style-name="P13"/>
      <text:p text:style-name="P13"/>
      <text:p text:style-name="P13"/>
      <text:p text:style-name="P19">Jerome – Lil Tweet - Mumble rap lyric generator</text:p>
      <text:p text:style-name="P19"/>
      <text:p text:style-name="P19">Most lyrics are NSFW. </text:p>
      <text:p text:style-name="P19">Scraping : Genius API, BeautifulSoup</text:p>
      <text:p text:style-name="P19">Tweepy, markovify</text:p>
      <text:p text:style-name="P19">Used Ian Santi.. &amp; Louis Lynn?-someone’s rhymong alg.</text:p>
      <text:p text:style-name="P19">Challenges: repetitive lyrics, shout out names, occasional rhyming issues, coherent flow.</text:p>
      <text:p text:style-name="P19">Clever profanity filtering!</text:p>
      <text:p text:style-name="P19"/>
      <text:p text:style-name="P19">(A+?) - <text:span text:style-name="T11">good presentation</text:span></text:p>
      <text:p text:style-name="P19"/>
      <text:p text:style-name="P19"/>
      <text:p text:style-name="P19"/>
      <text:p text:style-name="P19"/>
      <text:p text:style-name="P19">Axel perez - Weatherman by Day, poet by night</text:p>
      <text:p text:style-name="P19"/>
      <text:p text:style-name="P19">played off emotional responses to weather.</text:p>
      <text:p text:style-name="P19">Scrapes weather forecast<text:span text:style-name="T10">(hardcode a city name)</text:span> and analyses sentiment then converts to poetry for tweeting</text:p>
      <text:p text:style-name="P19">used: Tweepy, weather-api, markovify<text:span text:style-name="T9">(state=2)</text:span>, pronouncing(for poetry rhyming).</text:p>
      <text:p text:style-name="P19">Happy &amp; Sad poetry datasets<text:span text:style-name="T9">(1k lines each)</text:span>.</text:p>
      <text:p text:style-name="P19">Includes Emoji fitting forecast</text:p>
      <text:p text:style-name="P20">Used combo model for non-clear forecasts</text:p>
      <text:p text:style-name="P19"/>
      <text:p text:style-name="P19">Challenges: <text:span text:style-name="T9">classifying poetry lines, when some lines are not exclusively sad or happy and some arent one or the other “yet”.</text:span></text:p>
      <text:p text:style-name="P20">Finding more poetry with pre-classified text.</text:p>
      <text:p text:style-name="P20"/>
      <text:p text:style-name="P21">(A?)</text:p>
      <text:p text:style-name="P20"/>
      <text:p text:style-name="P20"><text:soft-page-break/></text:p>
      <text:p text:style-name="P22">Alisa Hawthorne - Take me on an adventure bot</text:p>
      <text:p text:style-name="P22"/>
      <text:p text:style-name="P23">Blogger bot.</text:p>
      <text:p text:style-name="P23">“Travels” – then posts<text:span text:style-name="T12"> generates image, caption, and hashtags.</text:span></text:p>
      <text:p text:style-name="P24"/>
      <text:p text:style-name="P25">Images and Hashtags are randomly generated from a list. (200 images, 165 hashtags)</text:p>
      <text:p text:style-name="P25">Markovify on 500 sample captions. </text:p>
      <text:p text:style-name="P25">Challenges: finding (artistic?) images, downloaded only copyright-free images.</text:p>
      <text:p text:style-name="P26">Finding appropriate travel captions..</text:p>
      <text:p text:style-name="P27"/>
      <text:p text:style-name="P27">(B+?) - seems good but could use more love?</text:p>
      <text:p text:style-name="P25"/>
      <text:p text:style-name="P27"/>
      <text:p text:style-name="P27"/>
      <text:p text:style-name="P27"><text:span text:style-name="T36">Shivam</text:span><text:span text:style-name="T15"> </text:span>- AIAlchemist (chef)</text:p>
      <text:p text:style-name="P25"/>
      <text:p text:style-name="P27">cooking directions bot.</text:p>
      <text:p text:style-name="P28">Some incorrect characters in earlier tweets – corrected for later tweets.</text:p>
      <text:p text:style-name="P28"/>
      <text:p text:style-name="P29">Used nltk, tweepy, markovify(3), spacy for tokenizing<text:span text:style-name="T13">(worked better than nltk)</text:span>, </text:p>
      <text:p text:style-name="P31">Used 2 different models to generate directions (1,2,1 structure)</text:p>
      <text:p text:style-name="P31">subject nouns early in sentences, prepositions late in sentences. (good filtering process)</text:p>
      <text:p text:style-name="P31">data from2 <text:s/>recipie books and in txt files.</text:p>
      <text:p text:style-name="P30">challenges with tokenizing, <text:span text:style-name="T14">and double meaning words (like brush is verb and noun), learn talk about consistent nouns.</text:span></text:p>
      <text:p text:style-name="P30"/>
      <text:p text:style-name="P31">(B+/A-?)</text:p>
      <text:p text:style-name="P31"/>
      <text:p text:style-name="P31"/>
      <text:p text:style-name="P31"/>
      <text:p text:style-name="P31">Sarah Johnson - DJ Spot Bot</text:p>
      <text:p text:style-name="P31"/>
      <text:p text:style-name="P32">Song suggeston twitterbot. @bot with a spotify genre and it responds with song</text:p>
      <text:p text:style-name="P32">Parses sentence and finds songs corresponding to genre’s or find a genre in the text</text:p>
      <text:p text:style-name="P32">Used spotify API(spotipy), <text:span text:style-name="T18">tweepy</text:span></text:p>
      <text:p text:style-name="P33">randomized <text:span text:style-name="T19">hardcoded </text:span>caption to go with song <text:span text:style-name="T19">response-</text:span>tweet.</text:p>
      <text:p text:style-name="P32">challenges: filtering repetitive songs<text:span text:style-name="T18">(randomized page and song to combat this)</text:span></text:p>
      <text:p text:style-name="P33">would respond to pre-responded tweets, resolved with tweet ID’s.</text:p>
      <text:p text:style-name="P31"/>
      <text:p text:style-name="P34">(A-?) </text:p>
      <text:p text:style-name="P31"/>
      <text:p text:style-name="P31"/>
      <text:p text:style-name="P31"/>
      <text:p text:style-name="P28"/>
      <text:p text:style-name="P28"/>
      <text:p text:style-name="P28"/>
      <text:p text:style-name="P35"/>
      <text:p text:style-name="P25"/>
      <text:p text:style-name="P25"><text:soft-page-break/></text:p>
      <text:p text:style-name="P36">Nathan <text:span text:style-name="T21">amarandos</text:span> - Paul the Haiku writing AI (shakespearean, <text:span text:style-name="T20">gigantic source code</text:span>)</text:p>
      <text:p text:style-name="P24"/>
      <text:p text:style-name="P36">Tweepy, markovify(State3).</text:p>
      <text:p text:style-name="P36">Generate 50-70 character sentences pieces.</text:p>
      <text:p text:style-name="P36"><text:span text:style-name="T22">Stack overflow - </text:span>Counting syllables mathematics algorithm.</text:p>
      <text:p text:style-name="P37">Randomly piece sentences together based on the 7-5-7 scheme.</text:p>
      <text:p text:style-name="P37"/>
      <text:p text:style-name="P38">Challenges: <text:span text:style-name="T23">counting syllables was a difficult process.</text:span></text:p>
      <text:p text:style-name="P38"><text:tab/><text:span text:style-name="T23">Uses generative approach to ensure sufficient sentences to get the requested syllables. (100ish)</text:span></text:p>
      <text:p text:style-name="P38"/>
      <text:p text:style-name="P39">(A?)</text:p>
      <text:p text:style-name="P36"/>
      <text:p text:style-name="P36"/>
      <text:p text:style-name="P36"/>
      <text:p text:style-name="P39"><text:span text:style-name="T24">Alex - </text:span>Your mom bot</text:p>
      <text:p text:style-name="P40"/>
      <text:p text:style-name="P40">Creates your-mom jokes.</text:p>
      <text:p text:style-name="P41">Random question + your mom → markov chain.</text:p>
      <text:p text:style-name="P43">Creative concept!</text:p>
      <text:p text:style-name="P45">Scraped good questions to get to know people/good questions</text:p>
      <text:p text:style-name="P44">Challenges: <text:span text:style-name="T25">sometimes creates nothing. Double questions. Appropriate questions.</text:span></text:p>
      <text:p text:style-name="P42"/>
      <text:p text:style-name="P46">(A?) - very funny.</text:p>
      <text:p text:style-name="P41"/>
      <text:p text:style-name="P41"/>
      <text:p text:style-name="P41"/>
      <text:p text:style-name="P47"><text:span text:style-name="T27">Rachel - Fake </text:span>Trump <text:span text:style-name="T26">T</text:span>witterbot</text:p>
      <text:p text:style-name="P41"/>
      <text:p text:style-name="P48"><text:span text:style-name="T29">S</text:span>craped trump tweets. Learned from most recent 6-month tweets <text:span text:style-name="T28">(less data but relevant topics)</text:span></text:p>
      <text:p text:style-name="P49">(~600 tweets <text:span text:style-name="T30">+ around 100 with “SAD!”</text:span>)</text:p>
      <text:p text:style-name="P50">markovify(state worked best at 2), <text:span text:style-name="T31">sometimes bad grammar but good variety in generation.</text:span></text:p>
      <text:p text:style-name="P51">Challenges: <text:span text:style-name="T32">playign around with different corpus sizes – finding relevance but avoiding redundancy.</text:span></text:p>
      <text:p text:style-name="P52">Filtering out retweets.</text:p>
      <text:p text:style-name="P52"/>
      <text:p text:style-name="P53">(B+?A-?)</text:p>
      <text:p text:style-name="P53"/>
      <text:p text:style-name="P53"/>
      <text:p text:style-name="P53"/>
      <text:p text:style-name="P54">Maddee - Dr. Seuss Bot</text:p>
      <text:p text:style-name="P55">Markovify<text:span text:style-name="T33">(3 worked poorly, so used 2)</text:span></text:p>
      <text:p text:style-name="P57">Scraped from <text:span text:style-name="T34">s</text:span>eus<text:span text:style-name="T34">s</text:span> books <text:span text:style-name="T34">(6/7)</text:span></text:p>
      <text:p text:style-name="P58">sometimes rhymes without any overhead</text:p>
      <text:p text:style-name="P56"/>
      <text:p text:style-name="P57">challenges:</text:p>
      <text:p text:style-name="P59">Picking books, lookback <text:span text:style-name="T35">to fit dr.seuss language.</text:span></text:p>
      <text:p text:style-name="P60">Deciding between bot topics.</text:p>
      <text:p text:style-name="P55"/>
      <text:p text:style-name="P53"/>
      <text:p text:style-name="P53"><text:soft-page-break/></text:p>
      <text:p text:style-name="P53"/>
      <text:p text:style-name="P53"/>
      <text:p text:style-name="P51"/>
      <text:p text:style-name="P41"/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4:24:44.245035933</meta:creation-date>
    <meta:generator>LibreOffice/5.1.6.2$Linux_X86_64 LibreOffice_project/10m0$Build-2</meta:generator>
    <dc:date>2018-05-07T16:15:16.028026010</dc:date>
    <meta:editing-duration>PT1H52M20S</meta:editing-duration>
    <meta:editing-cycles>91</meta:editing-cycles>
    <meta:document-statistic meta:table-count="0" meta:image-count="0" meta:object-count="0" meta:page-count="8" meta:paragraph-count="204" meta:word-count="1312" meta:character-count="8885" meta:non-whitespace-character-count="7745"/>
  </office:meta>
</office:document-meta>
</file>